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Cnt.</text:p>
          </table:table-cell>
          <table:table-cell office:value-type="string" calcext:value-type="string">
            <text:p>Dim.</text:p>
          </table:table-cell>
          <table:table-cell office:value-type="string" calcext:value-type="string">
            <text:p>Cat.</text:p>
          </table:table-cell>
          <table:table-cell/>
          <table:table-cell table:formula="of:=CONCATENATE(&quot;ID&quot;; &quot;&amp;&quot;; [.B1]; &quot;&amp;&quot;; [.C1]; &quot;&amp;&quot;; [.D1]; &quot;&amp;&quot;; [.E1]; &quot;\\&quot;)" office:value-type="string" office:string-value="ID&amp;Name&amp;Cnt.&amp;Dim.&amp;Cat.\\" calcext:value-type="string">
            <text:p>ID&amp;Name&amp;Cnt.&amp;Dim.&amp;Cat.\\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rtility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A2]-1; &quot;&amp;&quot;; [.B2]; &quot;&amp;&quot;; [.C2]; &quot;&amp;&quot;; [.D2]; &quot;&amp;&quot;; [.E2]; &quot;\\&quot;)" office:value-type="string" office:string-value="1&amp;Fertility&amp;100&amp;9&amp;2\\" calcext:value-type="string">
            <text:p>1&amp;Fertility&amp;100&amp;9&amp;2\\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ris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[.A3]-1; &quot;&amp;&quot;; [.B3]; &quot;&amp;&quot;; [.C3]; &quot;&amp;&quot;; [.D3]; &quot;&amp;&quot;; [.E3]; &quot;\\&quot;)" office:value-type="string" office:string-value="2&amp;Iris&amp;150&amp;4&amp;3\\" calcext:value-type="string">
            <text:p>2&amp;Iris&amp;150&amp;4&amp;3\\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oo</text:p>
          </table:table-cell>
          <table:table-cell office:value-type="float" office:value="101" calcext:value-type="float">
            <text:p>10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[.A4]-1; &quot;&amp;&quot;; [.B4]; &quot;&amp;&quot;; [.C4]; &quot;&amp;&quot;; [.D4]; &quot;&amp;&quot;; [.E4]; &quot;\\&quot;)" office:value-type="string" office:string-value="3&amp;Zoo&amp;101&amp;16&amp;7\\" calcext:value-type="string">
            <text:p>3&amp;Zoo&amp;101&amp;16&amp;7\\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coli</text:p>
          </table:table-cell>
          <table:table-cell office:value-type="float" office:value="336" calcext:value-type="float">
            <text:p>33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CONCATENATE([.A5]-1; &quot;&amp;&quot;; [.B5]; &quot;&amp;&quot;; [.C5]; &quot;&amp;&quot;; [.D5]; &quot;&amp;&quot;; [.E5]; &quot;\\&quot;)" office:value-type="string" office:string-value="4&amp;Ecoli&amp;336&amp;7&amp;8\\" calcext:value-type="string">
            <text:p>4&amp;Ecoli&amp;336&amp;7&amp;8\\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lass Identification</text:p>
          </table:table-cell>
          <table:table-cell office:value-type="float" office:value="214" calcext:value-type="float">
            <text:p>21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[.A6]-1; &quot;&amp;&quot;; [.B6]; &quot;&amp;&quot;; [.C6]; &quot;&amp;&quot;; [.D6]; &quot;&amp;&quot;; [.E6]; &quot;\\&quot;)" office:value-type="string" office:string-value="5&amp;Glass Identification&amp;214&amp;9&amp;6\\" calcext:value-type="string">
            <text:p>5&amp;Glass Identification&amp;214&amp;9&amp;6\\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af</text:p>
          </table:table-cell>
          <table:table-cell office:value-type="float" office:value="340" calcext:value-type="float">
            <text:p>34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[.A7]-1; &quot;&amp;&quot;; [.B7]; &quot;&amp;&quot;; [.C7]; &quot;&amp;&quot;; [.D7]; &quot;&amp;&quot;; [.E7]; &quot;\\&quot;)" office:value-type="string" office:string-value="6&amp;Leaf&amp;340&amp;14&amp;30\\" calcext:value-type="string">
            <text:p>6&amp;Leaf&amp;340&amp;14&amp;30\\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D Display Domain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[.A8]-1; &quot;&amp;&quot;; [.B8]; &quot;&amp;&quot;; [.C8]; &quot;&amp;&quot;; [.D8]; &quot;&amp;&quot;; [.E8]; &quot;\\&quot;)" office:value-type="string" office:string-value="7&amp;LED Display Domain&amp;500&amp;7&amp;10\\" calcext:value-type="string">
            <text:p>7&amp;LED Display Domain&amp;500&amp;7&amp;10\\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rkinson Dataset</text:p>
          </table:table-cell>
          <table:table-cell office:value-type="float" office:value="195" calcext:value-type="float">
            <text:p>19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A9]-1; &quot;&amp;&quot;; [.B9]; &quot;&amp;&quot;; [.C9]; &quot;&amp;&quot;; [.D9]; &quot;&amp;&quot;; [.E9]; &quot;\\&quot;)" office:value-type="string" office:string-value="8&amp;Parkinson Dataset&amp;195&amp;22&amp;2\\" calcext:value-type="string">
            <text:p>8&amp;Parkinson Dataset&amp;195&amp;22&amp;2\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eaker accent</text:p>
          </table:table-cell>
          <table:table-cell office:value-type="float" office:value="329" calcext:value-type="float">
            <text:p>32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[.A10]-1; &quot;&amp;&quot;; [.B10]; &quot;&amp;&quot;; [.C10]; &quot;&amp;&quot;; [.D10]; &quot;&amp;&quot;; [.E10]; &quot;\\&quot;)" office:value-type="string" office:string-value="9&amp;Speaker accent&amp;329&amp;12&amp;6\\" calcext:value-type="string">
            <text:p>9&amp;Speaker accent&amp;329&amp;12&amp;6\\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atlog (German Credit Data)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A11]-1; &quot;&amp;&quot;; [.B11]; &quot;&amp;&quot;; [.C11]; &quot;&amp;&quot;; [.D11]; &quot;&amp;&quot;; [.E11]; &quot;\\&quot;)" office:value-type="string" office:string-value="10&amp;Statlog (German Credit Data)&amp;1000&amp;20&amp;2\\" calcext:value-type="string">
            <text:p>10&amp;Statlog (German Credit Data)&amp;1000&amp;20&amp;2\\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nknote Authentication</text:p>
          </table:table-cell>
          <table:table-cell office:value-type="float" office:value="1372" calcext:value-type="float">
            <text:p>137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A12]-1; &quot;&amp;&quot;; [.B12]; &quot;&amp;&quot;; [.C12]; &quot;&amp;&quot;; [.D12]; &quot;&amp;&quot;; [.E12]; &quot;\\&quot;)" office:value-type="string" office:string-value="11&amp;Banknote Authentication&amp;1372&amp;4&amp;2\\" calcext:value-type="string">
            <text:p>11&amp;Banknote Authentication&amp;1372&amp;4&amp;2\\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ine Quality</text:p>
          </table:table-cell>
          <table:table-cell office:value-type="float" office:value="6497" calcext:value-type="float">
            <text:p>649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[.A13]-1; &quot;&amp;&quot;; [.B13]; &quot;&amp;&quot;; [.C13]; &quot;&amp;&quot;; [.D13]; &quot;&amp;&quot;; [.E13]; &quot;\\&quot;)" office:value-type="string" office:string-value="12&amp;Wine Quality&amp;6497&amp;11&amp;7\\" calcext:value-type="string">
            <text:p>12&amp;Wine Quality&amp;6497&amp;11&amp;7\\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im.</text:p>
          </table:table-cell>
          <table:table-cell office:value-type="string" calcext:value-type="string">
            <text:p>Cat.</text:p>
          </table:table-cell>
          <table:table-cell/>
          <table:table-cell table:formula="of:=CONCATENATE([.B17]; &quot;&amp;&quot;; [.C17]; &quot;&amp;&quot;; [.D17]; &quot;&amp;&quot;;[.E17]; &quot;\\&quot;)" office:value-type="string" office:string-value="ID&amp;Name&amp;Dim.&amp;Cat.\\" calcext:value-type="string">
            <text:p>ID&amp;Name&amp;Dim.&amp;Cat.\\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n_1000_2_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[.B18]; &quot;&amp;&quot;; [.C18]; &quot;&amp;&quot;; [.D18]; &quot;&amp;&quot;;[.E18]; &quot;\\&quot;)" office:value-type="string" office:string-value="1&amp;gen_1000_2_4&amp;2&amp;4\\" calcext:value-type="string">
            <text:p>1&amp;gen_1000_2_4&amp;2&amp;4\\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en_1000_6_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[.B19]; &quot;&amp;&quot;; [.C19]; &quot;&amp;&quot;; [.D19]; &quot;&amp;&quot;;[.E19]; &quot;\\&quot;)" office:value-type="string" office:string-value="2&amp;gen_1000_6_4&amp;6&amp;4\\" calcext:value-type="string">
            <text:p>2&amp;gen_1000_6_4&amp;6&amp;4\\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en_1000_6_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[.B20]; &quot;&amp;&quot;; [.C20]; &quot;&amp;&quot;; [.D20]; &quot;&amp;&quot;;[.E20]; &quot;\\&quot;)" office:value-type="string" office:string-value="3&amp;gen_1000_6_4&amp;6&amp;4\\" calcext:value-type="string">
            <text:p>3&amp;gen_1000_6_4&amp;6&amp;4\\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en_1000_8_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[.B21]; &quot;&amp;&quot;; [.C21]; &quot;&amp;&quot;; [.D21]; &quot;&amp;&quot;;[.E21]; &quot;\\&quot;)" office:value-type="string" office:string-value="4&amp;gen_1000_8_4&amp;8&amp;4\\" calcext:value-type="string">
            <text:p>4&amp;gen_1000_8_4&amp;8&amp;4\\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en_1000_2_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[.B22]; &quot;&amp;&quot;; [.C22]; &quot;&amp;&quot;; [.D22]; &quot;&amp;&quot;;[.E22]; &quot;\\&quot;)" office:value-type="string" office:string-value="5&amp;gen_1000_2_6&amp;2&amp;6\\" calcext:value-type="string">
            <text:p>5&amp;gen_1000_2_6&amp;2&amp;6\\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gen_1000_4_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[.B23]; &quot;&amp;&quot;; [.C23]; &quot;&amp;&quot;; [.D23]; &quot;&amp;&quot;;[.E23]; &quot;\\&quot;)" office:value-type="string" office:string-value="6&amp;gen_1000_4_6&amp;4&amp;6\\" calcext:value-type="string">
            <text:p>6&amp;gen_1000_4_6&amp;4&amp;6\\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gen_1000_6_6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CONCATENATE([.B24]; &quot;&amp;&quot;; [.C24]; &quot;&amp;&quot;; [.D24]; &quot;&amp;&quot;;[.E24]; &quot;\\&quot;)" office:value-type="string" office:string-value="7&amp;gen_1000_6_6&amp;6&amp;6\\" calcext:value-type="string">
            <text:p>7&amp;gen_1000_6_6&amp;6&amp;6\\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gen_1000_8_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[.B25]; &quot;&amp;&quot;; [.C25]; &quot;&amp;&quot;; [.D25]; &quot;&amp;&quot;;[.E25]; &quot;\\&quot;)" office:value-type="string" office:string-value="8&amp;gen_1000_8_6&amp;8&amp;6\\" calcext:value-type="string">
            <text:p>8&amp;gen_1000_8_6&amp;8&amp;6\\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gen_1000_2_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formula="of:=CONCATENATE([.B26]; &quot;&amp;&quot;; [.C26]; &quot;&amp;&quot;; [.D26]; &quot;&amp;&quot;;[.E26]; &quot;\\&quot;)" office:value-type="string" office:string-value="9&amp;gen_1000_2_8&amp;2&amp;8\\" calcext:value-type="string">
            <text:p>9&amp;gen_1000_2_8&amp;2&amp;8\\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en_1000_4_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formula="of:=CONCATENATE([.B27]; &quot;&amp;&quot;; [.C27]; &quot;&amp;&quot;; [.D27]; &quot;&amp;&quot;;[.E27]; &quot;\\&quot;)" office:value-type="string" office:string-value="10&amp;gen_1000_4_8&amp;4&amp;8\\" calcext:value-type="string">
            <text:p>10&amp;gen_1000_4_8&amp;4&amp;8\\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gen_1000_6_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formula="of:=CONCATENATE([.B28]; &quot;&amp;&quot;; [.C28]; &quot;&amp;&quot;; [.D28]; &quot;&amp;&quot;;[.E28]; &quot;\\&quot;)" office:value-type="string" office:string-value="11&amp;gen_1000_6_8&amp;6&amp;8\\" calcext:value-type="string">
            <text:p>11&amp;gen_1000_6_8&amp;6&amp;8\\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en_1000_8_8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CONCATENATE([.B29]; &quot;&amp;&quot;; [.C29]; &quot;&amp;&quot;; [.D29]; &quot;&amp;&quot;;[.E29]; &quot;\\&quot;)" office:value-type="string" office:string-value="12&amp;gen_1000_8_8&amp;8&amp;8\\" calcext:value-type="string">
            <text:p>12&amp;gen_1000_8_8&amp;8&amp;8\\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130">
      <number:month number:textual="true"/>
      <number:text>-</number:text>
      <number:year/>
    </number:date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8T13:30:55.378000000</meta:creation-date>
    <dc:date>2024-03-29T07:21:59.516000000</dc:date>
    <meta:editing-duration>PT9H46M1S</meta:editing-duration>
    <meta:editing-cycles>2</meta:editing-cycles>
    <meta:generator>LibreOffice/7.4.4.2$Windows_X86_64 LibreOffice_project/85569322deea74ec9134968a29af2df5663baa21</meta:generator>
    <meta:document-statistic meta:table-count="1" meta:cell-count="142" meta:object-count="0"/>
  </office:meta>
</office:document-meta>
</file>